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c48e7" officeooo:paragraph-rsid="000c48e7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officeooo:rsid="000c48e7" officeooo:paragraph-rsid="000c48e7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0e2170" officeooo:paragraph-rsid="000e2170" style:font-size-asian="11.3500003814697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r menjalankan aplikasi</text:p>
      <text:p text:style-name="P2">1. Sebelum menjalankan project jangan lupa buat file .env lalu copy isi file .env.example kedalam file .env yang sudah dibuat.</text:p>
      <text:p text:style-name="P2">2. Sesuaikan database dan postgre nya.</text:p>
      <text:p text:style-name="P2">3. lakukan perintah terminal go run main.go</text:p>
      <text:p text:style-name="P3">4. jalankan endpoint di postmen yang sudah di ekspo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08:39:41.466509250</meta:creation-date>
    <dc:date>2024-11-14T09:49:29.690750898</dc:date>
    <meta:editing-duration>PT1H9M5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5" meta:word-count="45" meta:character-count="284" meta:non-whitespace-character-count="244"/>
  </office:meta>
</office:document-meta>
</file>